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6.19mm"/>
    </style:style>
    <style:style style:name="co3" style:family="table-column">
      <style:table-column-properties fo:break-before="auto" style:column-width="45mm"/>
    </style:style>
    <style:style style:name="co4" style:family="table-column">
      <style:table-column-properties fo:break-before="auto" style:column-width="85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est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est Name</text:p>
          </table:table-cell>
          <table:table-cell table:style-name="ce2"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 and read from Employee Database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tabase Event Handlers and Idle disconnect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tabase Information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ndling of data types up to Firebird 3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rebird 4 Data Types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ulti-Database Transaction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e of ISQL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IBDataset: Locate, Bookmark and Lookup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Extract DDL from example Employee Database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eate Database from SQL Script and Extract SQL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vent Handling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est use of Services Connection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se of ISQLMonitor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pen and read from Employee Database with ISQLMonitor and external monitor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BStored Proc with packages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ransliteration Tests</text:p>
          </table:table-cell>
          <table:table-cell table:number-columns-repeated="10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B Parser Tests</text:p>
          </table:table-cell>
          <table:table-cell table:number-columns-repeated="102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reate, bring up-to-date and read from local database</text:p>
          </table:table-cell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 Cases" table:style-name="ta1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number-columns-repeated="15" table:default-cell-style-name="ce3"/>
        <table:table-column table:style-name="co1" table:default-cell-style-name="Default"/>
        <table:table-column table:style-name="co1" table:number-columns-repeated="5" table:default-cell-style-name="ce3"/>
        <table:table-column table:style-name="co1" table:number-columns-repeated="999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Coverage</text:p>
          </table:table-cell>
          <table:table-cell table:style-name="ce1" office:value-type="string" calcext:value-type="string">
            <text:p>Test 01</text:p>
          </table:table-cell>
          <table:table-cell table:style-name="ce1" office:value-type="string" calcext:value-type="string">
            <text:p>Test 02</text:p>
          </table:table-cell>
          <table:table-cell table:style-name="ce1" office:value-type="string" calcext:value-type="string">
            <text:p>Test 03</text:p>
          </table:table-cell>
          <table:table-cell table:style-name="ce1" office:value-type="string" calcext:value-type="string">
            <text:p>Test 04</text:p>
          </table:table-cell>
          <table:table-cell table:style-name="ce1" office:value-type="string" calcext:value-type="string">
            <text:p>Test 05</text:p>
          </table:table-cell>
          <table:table-cell table:style-name="ce1" office:value-type="string" calcext:value-type="string">
            <text:p>Test 06</text:p>
          </table:table-cell>
          <table:table-cell table:style-name="ce1" office:value-type="string" calcext:value-type="string">
            <text:p>Test 07</text:p>
          </table:table-cell>
          <table:table-cell table:style-name="ce1" office:value-type="string" calcext:value-type="string">
            <text:p>Test 08</text:p>
          </table:table-cell>
          <table:table-cell table:style-name="ce1" office:value-type="string" calcext:value-type="string">
            <text:p>Test 09</text:p>
          </table:table-cell>
          <table:table-cell table:style-name="ce1" office:value-type="string" calcext:value-type="string">
            <text:p>Test 10</text:p>
          </table:table-cell>
          <table:table-cell table:style-name="ce1" office:value-type="string" calcext:value-type="string">
            <text:p>Test 11</text:p>
          </table:table-cell>
          <table:table-cell table:style-name="ce1" office:value-type="string" calcext:value-type="string">
            <text:p>Test 12</text:p>
          </table:table-cell>
          <table:table-cell table:style-name="ce1" office:value-type="string" calcext:value-type="string">
            <text:p>Test 13</text:p>
          </table:table-cell>
          <table:table-cell table:style-name="ce1" office:value-type="string" calcext:value-type="string">
            <text:p>Test 14</text:p>
          </table:table-cell>
          <table:table-cell table:style-name="ce1" office:value-type="string" calcext:value-type="string">
            <text:p>Test 15</text:p>
          </table:table-cell>
          <table:table-cell/>
          <table:table-cell table:style-name="ce1" office:value-type="string" calcext:value-type="string">
            <text:p>Test 23</text:p>
          </table:table-cell>
          <table:table-cell table:style-name="ce1" office:value-type="string" calcext:value-type="string">
            <text:p>Test 24</text:p>
          </table:table-cell>
          <table:table-cell table:style-name="ce1" office:value-type="string" calcext:value-type="string">
            <text:p>Test 30</text:p>
          </table:table-cell>
          <table:table-cell table:style-name="ce1" table:number-columns-repeated="2"/>
          <table:table-cell table:style-name="ce8" table:number-columns-repeated="999"/>
        </table:table-row>
        <table:table-row table:style-name="ro1">
          <table:table-cell office:value-type="string" calcext:value-type="string">
            <text:p>TC1</text:p>
          </table:table-cell>
          <table:table-cell office:value-type="string" calcext:value-type="string">
            <text:p>TIBDatabase</text:p>
          </table:table-cell>
          <table:table-cell office:value-type="string" calcext:value-type="string">
            <text:p>Connect to Database</text:p>
          </table:table-cell>
          <table:table-cell table:formula="of:=COUNTIF([.E2:.AI2];&quot;X&quot; )" office:value-type="float" office:value="16" calcext:value-type="float">
            <text:p>16</text:p>
          </table:table-cell>
          <table:table-cell table:number-columns-repeated="15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2</text:p>
          </table:table-cell>
          <table:table-cell/>
          <table:table-cell office:value-type="string" calcext:value-type="string">
            <text:p>Disconnect from Database</text:p>
          </table:table-cell>
          <table:table-cell table:formula="of:=COUNTIF([.E3:.AI3];&quot;X&quot; )" office:value-type="float" office:value="14" calcext:value-type="float">
            <text:p>14</text:p>
          </table:table-cell>
          <table:table-cell table:number-columns-repeated="11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3</text:p>
          </table:table-cell>
          <table:table-cell/>
          <table:table-cell office:value-type="string" calcext:value-type="string">
            <text:p>Reconnect</text:p>
          </table:table-cell>
          <table:table-cell table:formula="of:=COUNTIF([.E4:.AI4];&quot;X&quot; 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4</text:p>
          </table:table-cell>
          <table:table-cell/>
          <table:table-cell office:value-type="string" calcext:value-type="string">
            <text:p>Create a Database</text:p>
          </table:table-cell>
          <table:table-cell table:formula="of:=COUNTIF([.E5:.AI5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5</text:p>
          </table:table-cell>
          <table:table-cell/>
          <table:table-cell office:value-type="string" calcext:value-type="string">
            <text:p>Create a Database on Open (not present)</text:p>
          </table:table-cell>
          <table:table-cell table:formula="of:=COUNTIF([.E6:.AI6];&quot;X&quot; )" office:value-type="float" office:value="8" calcext:value-type="float">
            <text:p>8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6</text:p>
          </table:table-cell>
          <table:table-cell/>
          <table:table-cell office:value-type="string" calcext:value-type="string">
            <text:p>Drop Database</text:p>
          </table:table-cell>
          <table:table-cell table:formula="of:=COUNTIF([.E7:.AI7];&quot;X&quot; )" office:value-type="float" office:value="11" calcext:value-type="float">
            <text:p>11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7</text:p>
          </table:table-cell>
          <table:table-cell/>
          <table:table-cell office:value-type="string" calcext:value-type="string">
            <text:p>Set Database Parameters</text:p>
          </table:table-cell>
          <table:table-cell table:formula="of:=COUNTIF([.E8:.AI8];&quot;X&quot; )" office:value-type="float" office:value="16" calcext:value-type="float">
            <text:p>16</text:p>
          </table:table-cell>
          <table:table-cell table:number-columns-repeated="10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8</text:p>
          </table:table-cell>
          <table:table-cell/>
          <table:table-cell office:value-type="string" calcext:value-type="string">
            <text:p>Use non-standard library path</text:p>
          </table:table-cell>
          <table:table-cell table:formula="of:=COUNTIF([.E9:.AI9];&quot;X&quot; )" office:value-type="float" office:value="16" calcext:value-type="float">
            <text:p>16</text:p>
          </table:table-cell>
          <table:table-cell table:number-columns-repeated="8" office:value-type="string" calcext:value-type="string">
            <text:p>X</text:p>
          </table:table-cell>
          <table:table-cell/>
          <table:table-cell table:number-columns-repeated="6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9</text:p>
          </table:table-cell>
          <table:table-cell/>
          <table:table-cell office:value-type="string" calcext:value-type="string">
            <text:p>Set Wire Compression</text:p>
          </table:table-cell>
          <table:table-cell table:formula="of:=COUNTIF([.E10:.AI10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0</text:p>
          </table:table-cell>
          <table:table-cell/>
          <table:table-cell office:value-type="string" calcext:value-type="string">
            <text:p>Before/After connect events</text:p>
          </table:table-cell>
          <table:table-cell table:formula="of:=COUNTIF([.E11:.AI11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1</text:p>
          </table:table-cell>
          <table:table-cell/>
          <table:table-cell office:value-type="string" calcext:value-type="string">
            <text:p>Before/After Disconnect Events</text:p>
          </table:table-cell>
          <table:table-cell table:formula="of:=COUNTIF([.E12:.AI12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2</text:p>
          </table:table-cell>
          <table:table-cell/>
          <table:table-cell office:value-type="string" calcext:value-type="string">
            <text:p>On Create Database event</text:p>
          </table:table-cell>
          <table:table-cell table:formula="of:=COUNTIF([.E13:.AI13];&quot;X&quot; )" office:value-type="float" office:value="5" calcext:value-type="float">
            <text:p>5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3</text:p>
          </table:table-cell>
          <table:table-cell/>
          <table:table-cell office:value-type="string" calcext:value-type="string">
            <text:p>On Idle event</text:p>
          </table:table-cell>
          <table:table-cell table:formula="of:=COUNTIF([.E14:.AI14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4</text:p>
          </table:table-cell>
          <table:table-cell/>
          <table:table-cell office:value-type="string" calcext:value-type="string">
            <text:p>Dialect SQL Downgrade event</text:p>
          </table:table-cell>
          <table:table-cell table:formula="of:=COUNTIF([.E15:.AI15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5</text:p>
          </table:table-cell>
          <table:table-cell/>
          <table:table-cell office:value-type="string" calcext:value-type="string">
            <text:p>Configuration Overrides</text:p>
          </table:table-cell>
          <table:table-cell table:formula="of:=COUNTIF([.E16:.AI16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6</text:p>
          </table:table-cell>
          <table:table-cell/>
          <table:table-cell office:value-type="string" calcext:value-type="string">
            <text:p>Disconnect on Idle</text:p>
          </table:table-cell>
          <table:table-cell table:formula="of:=COUNTIF([.E17:.AI17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7</text:p>
          </table:table-cell>
          <table:table-cell office:value-type="string" calcext:value-type="string">
            <text:p>TIBDatabaseInfo</text:p>
          </table:table-cell>
          <table:table-cell office:value-type="string" calcext:value-type="string">
            <text:p>Get Information</text:p>
          </table:table-cell>
          <table:table-cell table:formula="of:=COUNTIF([.E18:.AI18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8</text:p>
          </table:table-cell>
          <table:table-cell/>
          <table:table-cell office:value-type="string" calcext:value-type="string">
            <text:p>Get Counts</text:p>
          </table:table-cell>
          <table:table-cell table:formula="of:=COUNTIF([.E19:.AI19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9</text:p>
          </table:table-cell>
          <table:table-cell office:value-type="string" calcext:value-type="string">
            <text:p>IBTransaction</text:p>
          </table:table-cell>
          <table:table-cell office:value-type="string" calcext:value-type="string">
            <text:p>Set Transaction Parameters</text:p>
          </table:table-cell>
          <table:table-cell table:formula="of:=COUNTIF([.E20:.AI20];&quot;X&quot; 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20</text:p>
          </table:table-cell>
          <table:table-cell/>
          <table:table-cell office:value-type="string" calcext:value-type="string">
            <text:p>Start Transaction (Read Only)</text:p>
          </table:table-cell>
          <table:table-cell table:formula="of:=COUNTIF([.E21:.AI21];&quot;X&quot; )" office:value-type="float" office:value="10" calcext:value-type="float">
            <text:p>10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</text:p>
          </table:table-cell>
          <table:table-cell/>
          <table:table-cell office:value-type="string" calcext:value-type="string">
            <text:p>Start Transaction (Read/Write)</text:p>
          </table:table-cell>
          <table:table-cell table:formula="of:=COUNTIF([.E22:.AI22];&quot;X&quot; )" office:value-type="float" office:value="7" calcext:value-type="float">
            <text:p>7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22</text:p>
          </table:table-cell>
          <table:table-cell/>
          <table:table-cell office:value-type="string" calcext:value-type="string">
            <text:p>Commit Transaction</text:p>
          </table:table-cell>
          <table:table-cell table:formula="of:=COUNTIF([.E23:.AI23];&quot;X&quot; )" office:value-type="float" office:value="16" calcext:value-type="float">
            <text:p>16</text:p>
          </table:table-cell>
          <table:table-cell table:number-columns-repeated="1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23</text:p>
          </table:table-cell>
          <table:table-cell/>
          <table:table-cell office:value-type="string" calcext:value-type="string">
            <text:p>Rollback Transaction</text:p>
          </table:table-cell>
          <table:table-cell table:formula="of:=COUNTIF([.E24:.AI24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24</text:p>
          </table:table-cell>
          <table:table-cell/>
          <table:table-cell office:value-type="string" calcext:value-type="string">
            <text:p>Commit Retaining</text:p>
          </table:table-cell>
          <table:table-cell table:formula="of:=COUNTIF([.E25:.AI25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25</text:p>
          </table:table-cell>
          <table:table-cell/>
          <table:table-cell office:value-type="string" calcext:value-type="string">
            <text:p>Rollback Retaining</text:p>
          </table:table-cell>
          <table:table-cell table:formula="of:=COUNTIF([.E26:.AI26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26</text:p>
          </table:table-cell>
          <table:table-cell/>
          <table:table-cell office:value-type="string" calcext:value-type="string">
            <text:p>Multi-Database Transaction</text:p>
          </table:table-cell>
          <table:table-cell table:formula="of:=COUNTIF([.E27:.AI27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27</text:p>
          </table:table-cell>
          <table:table-cell/>
          <table:table-cell office:value-type="string" calcext:value-type="string">
            <text:p>End Transaction on Idle</text:p>
          </table:table-cell>
          <table:table-cell table:formula="of:=COUNTIF([.E28:.AI28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28</text:p>
          </table:table-cell>
          <table:table-cell/>
          <table:table-cell office:value-type="string" calcext:value-type="string">
            <text:p>Start Transaction Event</text:p>
          </table:table-cell>
          <table:table-cell table:formula="of:=COUNTIF([.E29:.AI29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29</text:p>
          </table:table-cell>
          <table:table-cell/>
          <table:table-cell office:value-type="string" calcext:value-type="string">
            <text:p>Before/After Transaction End event</text:p>
          </table:table-cell>
          <table:table-cell table:formula="of:=COUNTIF([.E30:.AI30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30</text:p>
          </table:table-cell>
          <table:table-cell/>
          <table:table-cell office:value-type="string" calcext:value-type="string">
            <text:p>Database Edit/Insert/Post events</text:p>
          </table:table-cell>
          <table:table-cell table:formula="of:=COUNTIF([.E31:.AI31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31</text:p>
          </table:table-cell>
          <table:table-cell office:value-type="string" calcext:value-type="string">
            <text:p>TIBEvents</text:p>
          </table:table-cell>
          <table:table-cell office:value-type="string" calcext:value-type="string">
            <text:p>Register Event Before Database Open</text:p>
          </table:table-cell>
          <table:table-cell table:formula="of:=COUNTIF([.E32:.AI32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32</text:p>
          </table:table-cell>
          <table:table-cell/>
          <table:table-cell office:value-type="string" calcext:value-type="string">
            <text:p>Register Event After Database Open</text:p>
          </table:table-cell>
          <table:table-cell table:formula="of:=COUNTIF([.E33:.AI33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33</text:p>
          </table:table-cell>
          <table:table-cell/>
          <table:table-cell office:value-type="string" calcext:value-type="string">
            <text:p>Unregister Event</text:p>
          </table:table-cell>
          <table:table-cell table:formula="of:=COUNTIF([.E34:.AI34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34</text:p>
          </table:table-cell>
          <table:table-cell/>
          <table:table-cell office:value-type="string" calcext:value-type="string">
            <text:p>Handle Event</text:p>
          </table:table-cell>
          <table:table-cell table:formula="of:=COUNTIF([.E35:.AI35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35</text:p>
          </table:table-cell>
          <table:table-cell office:value-type="string" calcext:value-type="string">
            <text:p>TIBSQL</text:p>
          </table:table-cell>
          <table:table-cell office:value-type="string" calcext:value-type="string">
            <text:p>Set Named Parameters</text:p>
          </table:table-cell>
          <table:table-cell table:formula="of:=COUNTIF([.E36:.AI36];&quot;X&quot; )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Default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36</text:p>
          </table:table-cell>
          <table:table-cell/>
          <table:table-cell office:value-type="string" calcext:value-type="string">
            <text:p>Set Positional Parameters</text:p>
          </table:table-cell>
          <table:table-cell table:formula="of:=COUNTIF([.E37:.AI37];&quot;X&quot; )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37</text:p>
          </table:table-cell>
          <table:table-cell/>
          <table:table-cell office:value-type="string" calcext:value-type="string">
            <text:p>Exec Select Query</text:p>
          </table:table-cell>
          <table:table-cell table:formula="of:=COUNTIF([.E38:.AI38];&quot;X&quot; )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Default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38</text:p>
          </table:table-cell>
          <table:table-cell/>
          <table:table-cell office:value-type="string" calcext:value-type="string">
            <text:p>Get Select query results</text:p>
          </table:table-cell>
          <table:table-cell table:formula="of:=COUNTIF([.E39:.AI39];&quot;X&quot; )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Default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39</text:p>
          </table:table-cell>
          <table:table-cell/>
          <table:table-cell office:value-type="string" calcext:value-type="string">
            <text:p>Exec Insert/Update</text:p>
          </table:table-cell>
          <table:table-cell table:formula="of:=COUNTIF([.E40:.AI40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40</text:p>
          </table:table-cell>
          <table:table-cell/>
          <table:table-cell office:value-type="string" calcext:value-type="string">
            <text:p>Exec Insert/Update Query Returning</text:p>
          </table:table-cell>
          <table:table-cell table:formula="of:=COUNTIF([.E41:.AI41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41</text:p>
          </table:table-cell>
          <table:table-cell/>
          <table:table-cell office:value-type="string" calcext:value-type="string">
            <text:p>Exec Stored Procedure – no results</text:p>
          </table:table-cell>
          <table:table-cell table:formula="of:=COUNTIF([.E42:.AI42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2</text:p>
          </table:table-cell>
          <table:table-cell/>
          <table:table-cell office:value-type="string" calcext:value-type="string">
            <text:p>Exec Stored Procedure – with results</text:p>
          </table:table-cell>
          <table:table-cell table:formula="of:=COUNTIF([.E43:.AI43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3</text:p>
          </table:table-cell>
          <table:table-cell/>
          <table:table-cell office:value-type="string" calcext:value-type="string">
            <text:p>Exec DDL</text:p>
          </table:table-cell>
          <table:table-cell table:formula="of:=COUNTIF([.E44:.AI44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44</text:p>
          </table:table-cell>
          <table:table-cell/>
          <table:table-cell office:value-type="string" calcext:value-type="string">
            <text:p>Show Plan</text:p>
          </table:table-cell>
          <table:table-cell table:formula="of:=COUNTIF([.E45:.AI45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5</text:p>
          </table:table-cell>
          <table:table-cell/>
          <table:table-cell office:value-type="string" calcext:value-type="string">
            <text:p>Show Statistics</text:p>
          </table:table-cell>
          <table:table-cell table:formula="of:=COUNTIF([.E46:.AI46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6</text:p>
          </table:table-cell>
          <table:table-cell office:value-type="string" calcext:value-type="string">
            <text:p>TIBDataset</text:p>
          </table:table-cell>
          <table:table-cell office:value-type="string" calcext:value-type="string">
            <text:p>Open a Dataset</text:p>
          </table:table-cell>
          <table:table-cell table:formula="of:=COUNTIF([.E47:.AI47];&quot;X&quot; )"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47</text:p>
          </table:table-cell>
          <table:table-cell/>
          <table:table-cell office:value-type="string" calcext:value-type="string">
            <text:p>Open auto activate transaction</text:p>
          </table:table-cell>
          <table:table-cell table:formula="of:=COUNTIF([.E48:.AI48];&quot;X&quot; 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48</text:p>
          </table:table-cell>
          <table:table-cell/>
          <table:table-cell office:value-type="string" calcext:value-type="string">
            <text:p>Open auto open database</text:p>
          </table:table-cell>
          <table:table-cell table:formula="of:=COUNTIF([.E49:.AI49];&quot;X&quot; 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49</text:p>
          </table:table-cell>
          <table:table-cell/>
          <table:table-cell office:value-type="string" calcext:value-type="string">
            <text:p>Close a Dataset (explicit)</text:p>
          </table:table-cell>
          <table:table-cell table:formula="of:=COUNTIF([.E50:.AI50];&quot;X&quot; )"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50</text:p>
          </table:table-cell>
          <table:table-cell/>
          <table:table-cell office:value-type="string" calcext:value-type="string">
            <text:p>Close a DataSet (implicit)</text:p>
          </table:table-cell>
          <table:table-cell table:formula="of:=COUNTIF([.E51:.AI51];&quot;X&quot; 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51</text:p>
          </table:table-cell>
          <table:table-cell/>
          <table:table-cell office:value-type="string" calcext:value-type="string">
            <text:p>AutoCommit Transaction</text:p>
          </table:table-cell>
          <table:table-cell table:formula="of:=COUNTIF([.E52:.AI52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52</text:p>
          </table:table-cell>
          <table:table-cell/>
          <table:table-cell office:value-type="string" calcext:value-type="string">
            <text:p>Save On Close</text:p>
          </table:table-cell>
          <table:table-cell table:formula="of:=COUNTIF([.E53:.AI53];&quot;X&quot; )"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53</text:p>
          </table:table-cell>
          <table:table-cell/>
          <table:table-cell office:value-type="string" calcext:value-type="string">
            <text:p>Set Parameter values before open</text:p>
          </table:table-cell>
          <table:table-cell table:formula="of:=COUNTIF([.E54:.AI54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54</text:p>
          </table:table-cell>
          <table:table-cell/>
          <table:table-cell office:value-type="string" calcext:value-type="string">
            <text:p>Parse and Update SQL before open</text:p>
          </table:table-cell>
          <table:table-cell table:formula="of:=COUNTIF([.E55:.AI55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55</text:p>
          </table:table-cell>
          <table:table-cell/>
          <table:table-cell office:value-type="string" calcext:value-type="string">
            <text:p>Read dataset rows unidirectional</text:p>
          </table:table-cell>
          <table:table-cell table:formula="of:=COUNTIF([.E56:.AI56];&quot;X&quot; 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56</text:p>
          </table:table-cell>
          <table:table-cell/>
          <table:table-cell office:value-type="string" calcext:value-type="string">
            <text:p>Read Dataset rows bi-directional</text:p>
          </table:table-cell>
          <table:table-cell table:formula="of:=COUNTIF([.E57:.AI57];&quot;X&quot; )"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57</text:p>
          </table:table-cell>
          <table:table-cell/>
          <table:table-cell office:value-type="string" calcext:value-type="string">
            <text:p>Goto Bookmark</text:p>
          </table:table-cell>
          <table:table-cell table:formula="of:=COUNTIF([.E58:.AI58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58</text:p>
          </table:table-cell>
          <table:table-cell/>
          <table:table-cell office:value-type="string" calcext:value-type="string">
            <text:p>Locate – single field</text:p>
          </table:table-cell>
          <table:table-cell table:formula="of:=COUNTIF([.E59:.AI59];&quot;X&quot; 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59</text:p>
          </table:table-cell>
          <table:table-cell/>
          <table:table-cell office:value-type="string" calcext:value-type="string">
            <text:p>Locate – multi filed</text:p>
          </table:table-cell>
          <table:table-cell table:formula="of:=COUNTIF([.E60:.AI60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60</text:p>
          </table:table-cell>
          <table:table-cell/>
          <table:table-cell office:value-type="string" calcext:value-type="string">
            <text:p>Lookup fields</text:p>
          </table:table-cell>
          <table:table-cell table:formula="of:=COUNTIF([.E61:.AI61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61</text:p>
          </table:table-cell>
          <table:table-cell/>
          <table:table-cell office:value-type="string" calcext:value-type="string">
            <text:p>Insert using generator (on new record)</text:p>
          </table:table-cell>
          <table:table-cell table:formula="of:=COUNTIF([.E62:.AI62];&quot;X&quot; )"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62</text:p>
          </table:table-cell>
          <table:table-cell/>
          <table:table-cell office:value-type="string" calcext:value-type="string">
            <text:p>Insert using generator (on post record)</text:p>
          </table:table-cell>
          <table:table-cell table:formula="of:=COUNTIF([.E63:.AI6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3</text:p>
          </table:table-cell>
          <table:table-cell/>
          <table:table-cell office:value-type="string" calcext:value-type="string">
            <text:p>Insert returning primary key</text:p>
          </table:table-cell>
          <table:table-cell table:formula="of:=COUNTIF([.E64:.AI6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4</text:p>
          </table:table-cell>
          <table:table-cell/>
          <table:table-cell office:value-type="string" calcext:value-type="string">
            <text:p>Update</text:p>
          </table:table-cell>
          <table:table-cell table:formula="of:=COUNTIF([.E65:.AI6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5</text:p>
          </table:table-cell>
          <table:table-cell/>
          <table:table-cell office:value-type="string" calcext:value-type="string">
            <text:p>Update Returning</text:p>
          </table:table-cell>
          <table:table-cell table:formula="of:=COUNTIF([.E66:.AI6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6</text:p>
          </table:table-cell>
          <table:table-cell/>
          <table:table-cell office:value-type="string" calcext:value-type="string">
            <text:p>Forced Refresh</text:p>
          </table:table-cell>
          <table:table-cell table:formula="of:=COUNTIF([.E67:.AI6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7</text:p>
          </table:table-cell>
          <table:table-cell/>
          <table:table-cell office:value-type="string" calcext:value-type="string">
            <text:p>Explicit Post Record</text:p>
          </table:table-cell>
          <table:table-cell table:formula="of:=COUNTIF([.E68:.AI68];&quot;X&quot; )"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68</text:p>
          </table:table-cell>
          <table:table-cell/>
          <table:table-cell office:value-type="string" calcext:value-type="string">
            <text:p>Automatic Post Record</text:p>
          </table:table-cell>
          <table:table-cell table:formula="of:=COUNTIF([.E69:.AI6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9</text:p>
          </table:table-cell>
          <table:table-cell/>
          <table:table-cell office:value-type="string" calcext:value-type="string">
            <text:p>Validate Post</text:p>
          </table:table-cell>
          <table:table-cell table:formula="of:=COUNTIF([.E70:.AI7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0</text:p>
          </table:table-cell>
          <table:table-cell/>
          <table:table-cell office:value-type="string" calcext:value-type="string">
            <text:p>Cancel Post</text:p>
          </table:table-cell>
          <table:table-cell table:formula="of:=COUNTIF([.E71:.AI7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1</text:p>
          </table:table-cell>
          <table:table-cell/>
          <table:table-cell office:value-type="string" calcext:value-type="string">
            <text:p>Delete Record</text:p>
          </table:table-cell>
          <table:table-cell table:formula="of:=COUNTIF([.E72:.AI72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72</text:p>
          </table:table-cell>
          <table:table-cell/>
          <table:table-cell office:value-type="string" calcext:value-type="string">
            <text:p>Delete Returning</text:p>
          </table:table-cell>
          <table:table-cell table:formula="of:=COUNTIF([.E73:.AI7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3</text:p>
          </table:table-cell>
          <table:table-cell/>
          <table:table-cell office:value-type="string" calcext:value-type="string">
            <text:p>Very Large Datasets</text:p>
          </table:table-cell>
          <table:table-cell table:formula="of:=COUNTIF([.E74:.AI7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4</text:p>
          </table:table-cell>
          <table:table-cell/>
          <table:table-cell office:value-type="string" calcext:value-type="string">
            <text:p>Master/Detail – no delay</text:p>
          </table:table-cell>
          <table:table-cell table:formula="of:=COUNTIF([.E75:.AI7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5</text:p>
          </table:table-cell>
          <table:table-cell/>
          <table:table-cell office:value-type="string" calcext:value-type="string">
            <text:p>Master/Detail with detail</text:p>
          </table:table-cell>
          <table:table-cell table:formula="of:=COUNTIF([.E76:.AI7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6</text:p>
          </table:table-cell>
          <table:table-cell/>
          <table:table-cell office:value-type="string" calcext:value-type="string">
            <text:p>Calculated Fields</text:p>
          </table:table-cell>
          <table:table-cell table:formula="of:=COUNTIF([.E77:.AI77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77</text:p>
          </table:table-cell>
          <table:table-cell/>
          <table:table-cell office:value-type="string" calcext:value-type="string">
            <text:p>Before/After Post Events</text:p>
          </table:table-cell>
          <table:table-cell table:formula="of:=COUNTIF([.E78:.AI7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8</text:p>
          </table:table-cell>
          <table:table-cell/>
          <table:table-cell office:value-type="string" calcext:value-type="string">
            <text:p>Before/After Edit/Insert</text:p>
          </table:table-cell>
          <table:table-cell table:formula="of:=COUNTIF([.E79:.AI79];&quot;X&quot; )"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79</text:p>
          </table:table-cell>
          <table:table-cell/>
          <table:table-cell office:value-type="string" calcext:value-type="string">
            <text:p>Before/After Delete</text:p>
          </table:table-cell>
          <table:table-cell table:formula="of:=COUNTIF([.E80:.AI8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0</text:p>
          </table:table-cell>
          <table:table-cell/>
          <table:table-cell office:value-type="string" calcext:value-type="string">
            <text:p>On Post Error</text:p>
          </table:table-cell>
          <table:table-cell table:formula="of:=COUNTIF([.E81:.AI8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1</text:p>
          </table:table-cell>
          <table:table-cell/>
          <table:table-cell office:value-type="string" calcext:value-type="string">
            <text:p>Cached Updates</text:p>
          </table:table-cell>
          <table:table-cell table:formula="of:=COUNTIF([.E82:.AI8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2</text:p>
          </table:table-cell>
          <table:table-cell/>
          <table:table-cell office:value-type="string" calcext:value-type="string">
            <text:p>Cancelled Cached updates</text:p>
          </table:table-cell>
          <table:table-cell table:formula="of:=COUNTIF([.E83:.AI8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3</text:p>
          </table:table-cell>
          <table:table-cell/>
          <table:table-cell office:value-type="string" calcext:value-type="string">
            <text:p>Read dataset with cached updates</text:p>
          </table:table-cell>
          <table:table-cell table:formula="of:=COUNTIF([.E84:.AI8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4</text:p>
          </table:table-cell>
          <table:table-cell/>
          <table:table-cell office:value-type="string" calcext:value-type="string">
            <text:p>Show Statistics</text:p>
          </table:table-cell>
          <table:table-cell table:formula="of:=COUNTIF([.E85:.AI85];&quot;X&quot; 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85</text:p>
          </table:table-cell>
          <table:table-cell/>
          <table:table-cell office:value-type="string" calcext:value-type="string">
            <text:p>Client side Filtered Dataset</text:p>
          </table:table-cell>
          <table:table-cell table:formula="of:=COUNTIF([.E86:.AI8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6</text:p>
          </table:table-cell>
          <table:table-cell/>
          <table:table-cell office:value-type="string" calcext:value-type="string">
            <text:p>Server side Filtered Dataset</text:p>
          </table:table-cell>
          <table:table-cell table:formula="of:=COUNTIF([.E87:.AI8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7</text:p>
          </table:table-cell>
          <table:table-cell/>
          <table:table-cell office:value-type="string" calcext:value-type="string">
            <text:p>Time Zone Text Option</text:p>
          </table:table-cell>
          <table:table-cell table:formula="of:=COUNTIF([.E88:.AI88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88</text:p>
          </table:table-cell>
          <table:table-cell office:value-type="string" calcext:value-type="string">
            <text:p>TIBQuery</text:p>
          </table:table-cell>
          <table:table-cell office:value-type="string" calcext:value-type="string">
            <text:p>Open Dataset with parameters</text:p>
          </table:table-cell>
          <table:table-cell table:formula="of:=COUNTIF([.E89:.AI8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9</text:p>
          </table:table-cell>
          <table:table-cell office:value-type="string" calcext:value-type="string">
            <text:p>TIBTable</text:p>
          </table:table-cell>
          <table:table-cell office:value-type="string" calcext:value-type="string">
            <text:p>Open a table</text:p>
          </table:table-cell>
          <table:table-cell table:formula="of:=COUNTIF([.E90:.AI9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0</text:p>
          </table:table-cell>
          <table:table-cell/>
          <table:table-cell office:value-type="string" calcext:value-type="string">
            <text:p>Close a Table</text:p>
          </table:table-cell>
          <table:table-cell table:formula="of:=COUNTIF([.E91:.AI9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1</text:p>
          </table:table-cell>
          <table:table-cell/>
          <table:table-cell office:value-type="string" calcext:value-type="string">
            <text:p>Set Parameter values before open</text:p>
          </table:table-cell>
          <table:table-cell table:formula="of:=COUNTIF([.E92:.AI9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2</text:p>
          </table:table-cell>
          <table:table-cell/>
          <table:table-cell office:value-type="string" calcext:value-type="string">
            <text:p>Parse and Update SQL before open</text:p>
          </table:table-cell>
          <table:table-cell table:formula="of:=COUNTIF([.E93:.AI9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3</text:p>
          </table:table-cell>
          <table:table-cell/>
          <table:table-cell office:value-type="string" calcext:value-type="string">
            <text:p>Read dataset rows unidirectional</text:p>
          </table:table-cell>
          <table:table-cell table:formula="of:=COUNTIF([.E94:.AI9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4</text:p>
          </table:table-cell>
          <table:table-cell/>
          <table:table-cell office:value-type="string" calcext:value-type="string">
            <text:p>Read Dataset rows bi-directional</text:p>
          </table:table-cell>
          <table:table-cell table:formula="of:=COUNTIF([.E95:.AI9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5</text:p>
          </table:table-cell>
          <table:table-cell/>
          <table:table-cell office:value-type="string" calcext:value-type="string">
            <text:p>Empty Table</text:p>
          </table:table-cell>
          <table:table-cell table:formula="of:=COUNTIF([.E96:.AI9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6</text:p>
          </table:table-cell>
          <table:table-cell/>
          <table:table-cell office:value-type="string" calcext:value-type="string">
            <text:p>Create Table using field defs</text:p>
          </table:table-cell>
          <table:table-cell table:formula="of:=COUNTIF([.E97:.AI9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7</text:p>
          </table:table-cell>
          <table:table-cell/>
          <table:table-cell office:value-type="string" calcext:value-type="string">
            <text:p>Drop Table</text:p>
          </table:table-cell>
          <table:table-cell table:formula="of:=COUNTIF([.E98:.AI9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8</text:p>
          </table:table-cell>
          <table:table-cell/>
          <table:table-cell office:value-type="string" calcext:value-type="string">
            <text:p>Update Row</text:p>
          </table:table-cell>
          <table:table-cell table:formula="of:=COUNTIF([.E99:.AI9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9</text:p>
          </table:table-cell>
          <table:table-cell/>
          <table:table-cell office:value-type="string" calcext:value-type="string">
            <text:p>Append Row</text:p>
          </table:table-cell>
          <table:table-cell table:formula="of:=COUNTIF([.E100:.AI10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00</text:p>
          </table:table-cell>
          <table:table-cell/>
          <table:table-cell office:value-type="string" calcext:value-type="string">
            <text:p>Delete Row</text:p>
          </table:table-cell>
          <table:table-cell table:formula="of:=COUNTIF([.E101:.AI10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01</text:p>
          </table:table-cell>
          <table:table-cell office:value-type="string" calcext:value-type="string">
            <text:p>TIBStoredProc</text:p>
          </table:table-cell>
          <table:table-cell office:value-type="string" calcext:value-type="string">
            <text:p>Exec Procedure no parameters</text:p>
          </table:table-cell>
          <table:table-cell table:formula="of:=COUNTIF([.E102:.AI102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02</text:p>
          </table:table-cell>
          <table:table-cell/>
          <table:table-cell office:value-type="string" calcext:value-type="string">
            <text:p>Exec Procedure with parameters</text:p>
          </table:table-cell>
          <table:table-cell table:formula="of:=COUNTIF([.E103:.AI103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103</text:p>
          </table:table-cell>
          <table:table-cell/>
          <table:table-cell office:value-type="string" calcext:value-type="string">
            <text:p>Exec Procedure with results</text:p>
          </table:table-cell>
          <table:table-cell table:formula="of:=COUNTIF([.E104:.AI104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04</text:p>
          </table:table-cell>
          <table:table-cell/>
          <table:table-cell office:value-type="string" calcext:value-type="string">
            <text:p>exec procedure in package</text:p>
          </table:table-cell>
          <table:table-cell table:formula="of:=COUNTIF([.E105:.AI105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05</text:p>
          </table:table-cell>
          <table:table-cell office:value-type="string" calcext:value-type="string">
            <text:p>TIBUpdateSQL</text:p>
          </table:table-cell>
          <table:table-cell office:value-type="string" calcext:value-type="string">
            <text:p>Insert using generator (on new record)</text:p>
          </table:table-cell>
          <table:table-cell table:formula="of:=COUNTIF([.E106:.AI10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06</text:p>
          </table:table-cell>
          <table:table-cell/>
          <table:table-cell office:value-type="string" calcext:value-type="string">
            <text:p>Insert using generator (on post record)</text:p>
          </table:table-cell>
          <table:table-cell table:formula="of:=COUNTIF([.E107:.AI10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07</text:p>
          </table:table-cell>
          <table:table-cell/>
          <table:table-cell office:value-type="string" calcext:value-type="string">
            <text:p>Insert returning primary key</text:p>
          </table:table-cell>
          <table:table-cell table:formula="of:=COUNTIF([.E108:.AI10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08</text:p>
          </table:table-cell>
          <table:table-cell/>
          <table:table-cell office:value-type="string" calcext:value-type="string">
            <text:p>Update</text:p>
          </table:table-cell>
          <table:table-cell table:formula="of:=COUNTIF([.E109:.AI10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09</text:p>
          </table:table-cell>
          <table:table-cell/>
          <table:table-cell office:value-type="string" calcext:value-type="string">
            <text:p>Update Returning</text:p>
          </table:table-cell>
          <table:table-cell table:formula="of:=COUNTIF([.E110:.AI11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10</text:p>
          </table:table-cell>
          <table:table-cell/>
          <table:table-cell office:value-type="string" calcext:value-type="string">
            <text:p>Delete Record</text:p>
          </table:table-cell>
          <table:table-cell table:formula="of:=COUNTIF([.E111:.AI11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11</text:p>
          </table:table-cell>
          <table:table-cell/>
          <table:table-cell office:value-type="string" calcext:value-type="string">
            <text:p>Delete Returning</text:p>
          </table:table-cell>
          <table:table-cell table:formula="of:=COUNTIF([.E112:.AI11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12</text:p>
          </table:table-cell>
          <table:table-cell office:value-type="string" calcext:value-type="string">
            <text:p>TIBUpdate</text:p>
          </table:table-cell>
          <table:table-cell office:value-type="string" calcext:value-type="string">
            <text:p>Update</text:p>
          </table:table-cell>
          <table:table-cell table:formula="of:=COUNTIF([.E113:.AI11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13</text:p>
          </table:table-cell>
          <table:table-cell/>
          <table:table-cell office:value-type="string" calcext:value-type="string">
            <text:p>Insert </text:p>
          </table:table-cell>
          <table:table-cell table:formula="of:=COUNTIF([.E114:.AI11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14</text:p>
          </table:table-cell>
          <table:table-cell/>
          <table:table-cell office:value-type="string" calcext:value-type="string">
            <text:p>Delete</text:p>
          </table:table-cell>
          <table:table-cell table:formula="of:=COUNTIF([.E115:.AI11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15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Read Integer</text:p>
          </table:table-cell>
          <table:table-cell table:formula="of:=COUNTIF([.E116:.AI116];&quot;X&quot; )"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116</text:p>
          </table:table-cell>
          <table:table-cell/>
          <table:table-cell office:value-type="string" calcext:value-type="string">
            <text:p>Write integer</text:p>
          </table:table-cell>
          <table:table-cell table:formula="of:=COUNTIF([.E117:.AI117];&quot;X&quot; )"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17</text:p>
          </table:table-cell>
          <table:table-cell/>
          <table:table-cell office:value-type="string" calcext:value-type="string">
            <text:p>Read Int64</text:p>
          </table:table-cell>
          <table:table-cell table:formula="of:=COUNTIF([.E118:.AI118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18</text:p>
          </table:table-cell>
          <table:table-cell/>
          <table:table-cell office:value-type="string" calcext:value-type="string">
            <text:p>Write Int64</text:p>
          </table:table-cell>
          <table:table-cell table:formula="of:=COUNTIF([.E119:.AI119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19</text:p>
          </table:table-cell>
          <table:table-cell/>
          <table:table-cell office:value-type="string" calcext:value-type="string">
            <text:p>Read Float</text:p>
          </table:table-cell>
          <table:table-cell table:formula="of:=COUNTIF([.E120:.AI120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0</text:p>
          </table:table-cell>
          <table:table-cell/>
          <table:table-cell office:value-type="string" calcext:value-type="string">
            <text:p>Write Float</text:p>
          </table:table-cell>
          <table:table-cell table:formula="of:=COUNTIF([.E121:.AI121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1</text:p>
          </table:table-cell>
          <table:table-cell/>
          <table:table-cell office:value-type="string" calcext:value-type="string">
            <text:p>Read String</text:p>
          </table:table-cell>
          <table:table-cell table:formula="of:=COUNTIF([.E122:.AI122];&quot;X&quot; )"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122</text:p>
          </table:table-cell>
          <table:table-cell/>
          <table:table-cell office:value-type="string" calcext:value-type="string">
            <text:p>Write String UTF8</text:p>
          </table:table-cell>
          <table:table-cell table:formula="of:=COUNTIF([.E123:.AI123];&quot;X&quot; 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123</text:p>
          </table:table-cell>
          <table:table-cell/>
          <table:table-cell office:value-type="string" calcext:value-type="string">
            <text:p>Write String WIN 1252</text:p>
          </table:table-cell>
          <table:table-cell table:formula="of:=COUNTIF([.E124:.AI124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124</text:p>
          </table:table-cell>
          <table:table-cell/>
          <table:table-cell office:value-type="string" calcext:value-type="string">
            <text:p>Read BCD (Currency)</text:p>
          </table:table-cell>
          <table:table-cell table:formula="of:=COUNTIF([.E125:.AI125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5</text:p>
          </table:table-cell>
          <table:table-cell/>
          <table:table-cell office:value-type="string" calcext:value-type="string">
            <text:p>Write BCD (Currency)</text:p>
          </table:table-cell>
          <table:table-cell table:formula="of:=COUNTIF([.E126:.AI126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6</text:p>
          </table:table-cell>
          <table:table-cell/>
          <table:table-cell office:value-type="string" calcext:value-type="string">
            <text:p>Read FmtBCD</text:p>
          </table:table-cell>
          <table:table-cell table:formula="of:=COUNTIF([.E127:.AI127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27</text:p>
          </table:table-cell>
          <table:table-cell/>
          <table:table-cell office:value-type="string" calcext:value-type="string">
            <text:p>Write <text:s/>Fmt BCD</text:p>
          </table:table-cell>
          <table:table-cell table:formula="of:=COUNTIF([.E128:.AI128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28</text:p>
          </table:table-cell>
          <table:table-cell/>
          <table:table-cell office:value-type="string" calcext:value-type="string">
            <text:p>Read Timestamp</text:p>
          </table:table-cell>
          <table:table-cell table:formula="of:=COUNTIF([.E129:.AI129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9</text:p>
          </table:table-cell>
          <table:table-cell/>
          <table:table-cell office:value-type="string" calcext:value-type="string">
            <text:p>Write Timestamp</text:p>
          </table:table-cell>
          <table:table-cell table:formula="of:=COUNTIF([.E130:.AI130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30</text:p>
          </table:table-cell>
          <table:table-cell/>
          <table:table-cell office:value-type="string" calcext:value-type="string">
            <text:p>Read Timestamp with time zone</text:p>
          </table:table-cell>
          <table:table-cell table:formula="of:=COUNTIF([.E131:.AI131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1</text:p>
          </table:table-cell>
          <table:table-cell/>
          <table:table-cell office:value-type="string" calcext:value-type="string">
            <text:p>Write Timestamp with Time Zone</text:p>
          </table:table-cell>
          <table:table-cell table:formula="of:=COUNTIF([.E132:.AI132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2</text:p>
          </table:table-cell>
          <table:table-cell/>
          <table:table-cell office:value-type="string" calcext:value-type="string">
            <text:p>Read UTC Timestamp</text:p>
          </table:table-cell>
          <table:table-cell table:formula="of:=COUNTIF([.E133:.AI133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3</text:p>
          </table:table-cell>
          <table:table-cell/>
          <table:table-cell office:value-type="string" calcext:value-type="string">
            <text:p>Read Date</text:p>
          </table:table-cell>
          <table:table-cell table:formula="of:=COUNTIF([.E134:.AI134];&quot;X&quot; )"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134</text:p>
          </table:table-cell>
          <table:table-cell/>
          <table:table-cell office:value-type="string" calcext:value-type="string">
            <text:p>Write Date</text:p>
          </table:table-cell>
          <table:table-cell table:formula="of:=COUNTIF([.E135:.AI135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35</text:p>
          </table:table-cell>
          <table:table-cell/>
          <table:table-cell office:value-type="string" calcext:value-type="string">
            <text:p>Read Time</text:p>
          </table:table-cell>
          <table:table-cell table:formula="of:=COUNTIF([.E136:.AI136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36</text:p>
          </table:table-cell>
          <table:table-cell/>
          <table:table-cell office:value-type="string" calcext:value-type="string">
            <text:p>Write Time</text:p>
          </table:table-cell>
          <table:table-cell table:formula="of:=COUNTIF([.E137:.AI137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37</text:p>
          </table:table-cell>
          <table:table-cell/>
          <table:table-cell office:value-type="string" calcext:value-type="string">
            <text:p>Read Time with time zone</text:p>
          </table:table-cell>
          <table:table-cell table:formula="of:=COUNTIF([.E138:.AI138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8</text:p>
          </table:table-cell>
          <table:table-cell/>
          <table:table-cell office:value-type="string" calcext:value-type="string">
            <text:p>Read Time with time zone (non-default date)</text:p>
          </table:table-cell>
          <table:table-cell table:formula="of:=COUNTIF([.E139:.AI13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39</text:p>
          </table:table-cell>
          <table:table-cell/>
          <table:table-cell office:value-type="string" calcext:value-type="string">
            <text:p>Write Time with time zone (non-default date)</text:p>
          </table:table-cell>
          <table:table-cell table:formula="of:=COUNTIF([.E140:.AI14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40</text:p>
          </table:table-cell>
          <table:table-cell/>
          <table:table-cell office:value-type="string" calcext:value-type="string">
            <text:p>Write Time with time zone</text:p>
          </table:table-cell>
          <table:table-cell table:formula="of:=COUNTIF([.E141:.AI141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41</text:p>
          </table:table-cell>
          <table:table-cell/>
          <table:table-cell office:value-type="string" calcext:value-type="string">
            <text:p>Read UTC Time</text:p>
          </table:table-cell>
          <table:table-cell table:formula="of:=COUNTIF([.E142:.AI142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42</text:p>
          </table:table-cell>
          <table:table-cell/>
          <table:table-cell office:value-type="string" calcext:value-type="string">
            <text:p>Read Blob</text:p>
          </table:table-cell>
          <table:table-cell table:formula="of:=COUNTIF([.E143:.AI143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3</text:p>
          </table:table-cell>
          <table:table-cell/>
          <table:table-cell office:value-type="string" calcext:value-type="string">
            <text:p>Write Blob</text:p>
          </table:table-cell>
          <table:table-cell table:formula="of:=COUNTIF([.E144:.AI144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4</text:p>
          </table:table-cell>
          <table:table-cell/>
          <table:table-cell office:value-type="string" calcext:value-type="string">
            <text:p>Read Memo</text:p>
          </table:table-cell>
          <table:table-cell table:formula="of:=COUNTIF([.E145:.AI14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45</text:p>
          </table:table-cell>
          <table:table-cell/>
          <table:table-cell office:value-type="string" calcext:value-type="string">
            <text:p>Write Memo</text:p>
          </table:table-cell>
          <table:table-cell table:formula="of:=COUNTIF([.E146:.AI14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46</text:p>
          </table:table-cell>
          <table:table-cell/>
          <table:table-cell office:value-type="string" calcext:value-type="string">
            <text:p>Read Array</text:p>
          </table:table-cell>
          <table:table-cell table:formula="of:=COUNTIF([.E147:.AI14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47</text:p>
          </table:table-cell>
          <table:table-cell/>
          <table:table-cell office:value-type="string" calcext:value-type="string">
            <text:p>Write Array</text:p>
          </table:table-cell>
          <table:table-cell table:formula="of:=COUNTIF([.E148:.AI14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48</text:p>
          </table:table-cell>
          <table:table-cell office:value-type="string" calcext:value-type="string">
            <text:p>IBExtract</text:p>
          </table:table-cell>
          <table:table-cell office:value-type="string" calcext:value-type="string">
            <text:p>Create Database</text:p>
          </table:table-cell>
          <table:table-cell table:formula="of:=COUNTIF([.E149:.AI149];&quot;X&quot; )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49</text:p>
          </table:table-cell>
          <table:table-cell/>
          <table:table-cell office:value-type="string" calcext:value-type="string">
            <text:p>Create Domain</text:p>
          </table:table-cell>
          <table:table-cell table:formula="of:=COUNTIF([.E150:.AI150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0</text:p>
          </table:table-cell>
          <table:table-cell/>
          <table:table-cell office:value-type="string" calcext:value-type="string">
            <text:p>Create Table</text:p>
          </table:table-cell>
          <table:table-cell table:formula="of:=COUNTIF([.E151:.AI151];&quot;X&quot; )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1</text:p>
          </table:table-cell>
          <table:table-cell/>
          <table:table-cell office:value-type="string" calcext:value-type="string">
            <text:p>Create View</text:p>
          </table:table-cell>
          <table:table-cell table:formula="of:=COUNTIF([.E152:.AI152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2</text:p>
          </table:table-cell>
          <table:table-cell/>
          <table:table-cell office:value-type="string" calcext:value-type="string">
            <text:p>Create Index</text:p>
          </table:table-cell>
          <table:table-cell table:formula="of:=COUNTIF([.E153:.AI153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3</text:p>
          </table:table-cell>
          <table:table-cell/>
          <table:table-cell office:value-type="string" calcext:value-type="string">
            <text:p>Create Trigger</text:p>
          </table:table-cell>
          <table:table-cell table:formula="of:=COUNTIF([.E154:.AI154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4</text:p>
          </table:table-cell>
          <table:table-cell/>
          <table:table-cell office:value-type="string" calcext:value-type="string">
            <text:p>Create Exception</text:p>
          </table:table-cell>
          <table:table-cell table:formula="of:=COUNTIF([.E155:.AI155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5</text:p>
          </table:table-cell>
          <table:table-cell/>
          <table:table-cell office:value-type="string" calcext:value-type="string">
            <text:p>Create Procedure</text:p>
          </table:table-cell>
          <table:table-cell table:formula="of:=COUNTIF([.E156:.AI156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6</text:p>
          </table:table-cell>
          <table:table-cell/>
          <table:table-cell office:value-type="string" calcext:value-type="string">
            <text:p>Create Sequence</text:p>
          </table:table-cell>
          <table:table-cell table:formula="of:=COUNTIF([.E157:.AI157];&quot;X&quot; )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7</text:p>
          </table:table-cell>
          <table:table-cell/>
          <table:table-cell office:value-type="string" calcext:value-type="string">
            <text:p>Create Function (External)</text:p>
          </table:table-cell>
          <table:table-cell table:formula="of:=COUNTIF([.E158:.AI158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8</text:p>
          </table:table-cell>
          <table:table-cell/>
          <table:table-cell office:value-type="string" calcext:value-type="string">
            <text:p>Create Function (Internal)</text:p>
          </table:table-cell>
          <table:table-cell table:formula="of:=COUNTIF([.E159:.AI159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9</text:p>
          </table:table-cell>
          <table:table-cell/>
          <table:table-cell office:value-type="string" calcext:value-type="string">
            <text:p>Grants</text:p>
          </table:table-cell>
          <table:table-cell table:formula="of:=COUNTIF([.E160:.AI160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0</text:p>
          </table:table-cell>
          <table:table-cell/>
          <table:table-cell office:value-type="string" calcext:value-type="string">
            <text:p>Packages</text:p>
          </table:table-cell>
          <table:table-cell table:formula="of:=COUNTIF([.E161:.AI161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1</text:p>
          </table:table-cell>
          <table:table-cell/>
          <table:table-cell office:value-type="string" calcext:value-type="string">
            <text:p>SQL Security Role</text:p>
          </table:table-cell>
          <table:table-cell table:formula="of:=COUNTIF([.E162:.AI16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62</text:p>
          </table:table-cell>
          <table:table-cell/>
          <table:table-cell office:value-type="string" calcext:value-type="string">
            <text:p>Extract Data</text:p>
          </table:table-cell>
          <table:table-cell table:formula="of:=COUNTIF([.E163:.AI163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3</text:p>
          </table:table-cell>
          <table:table-cell office:value-type="string" calcext:value-type="string">
            <text:p>IBXScript</text:p>
          </table:table-cell>
          <table:table-cell office:value-type="string" calcext:value-type="string">
            <text:p>Create Database</text:p>
          </table:table-cell>
          <table:table-cell table:formula="of:=COUNTIF([.E164:.AI164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4</text:p>
          </table:table-cell>
          <table:table-cell/>
          <table:table-cell office:value-type="string" calcext:value-type="string">
            <text:p>Disconnect from Database</text:p>
          </table:table-cell>
          <table:table-cell table:formula="of:=COUNTIF([.E165:.AI165];&quot;X&quot; )"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165</text:p>
          </table:table-cell>
          <table:table-cell/>
          <table:table-cell office:value-type="string" calcext:value-type="string">
            <text:p>Reconnect Statement</text:p>
          </table:table-cell>
          <table:table-cell table:formula="of:=COUNTIF([.E166:.AI16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66</text:p>
          </table:table-cell>
          <table:table-cell/>
          <table:table-cell office:value-type="string" calcext:value-type="string">
            <text:p>Drop Database</text:p>
          </table:table-cell>
          <table:table-cell table:formula="of:=COUNTIF([.E167:.AI16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67</text:p>
          </table:table-cell>
          <table:table-cell/>
          <table:table-cell office:value-type="string" calcext:value-type="string">
            <text:p>Execute DDL</text:p>
          </table:table-cell>
          <table:table-cell table:formula="of:=COUNTIF([.E168:.AI168];&quot;X&quot; )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168</text:p>
          </table:table-cell>
          <table:table-cell/>
          <table:table-cell office:value-type="string" calcext:value-type="string">
            <text:p>Insert Data</text:p>
          </table:table-cell>
          <table:table-cell table:formula="of:=COUNTIF([.E169:.AI169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9</text:p>
          </table:table-cell>
          <table:table-cell/>
          <table:table-cell office:value-type="string" calcext:value-type="string">
            <text:p>Array Data</text:p>
          </table:table-cell>
          <table:table-cell table:formula="of:=COUNTIF([.E170:.AI170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70</text:p>
          </table:table-cell>
          <table:table-cell/>
          <table:table-cell office:value-type="string" calcext:value-type="string">
            <text:p>Blob (Binary) Data</text:p>
          </table:table-cell>
          <table:table-cell table:formula="of:=COUNTIF([.E171:.AI171];&quot;X&quot; )" office:value-type="float" office:value="1" calcext:value-type="float">
            <text:p>1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171</text:p>
          </table:table-cell>
          <table:table-cell/>
          <table:table-cell office:value-type="string" calcext:value-type="string">
            <text:p>SET Statement Processing</text:p>
          </table:table-cell>
          <table:table-cell table:formula="of:=COUNTIF([.E172:.AI172];&quot;X&quot; )"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72</text:p>
          </table:table-cell>
          <table:table-cell/>
          <table:table-cell office:value-type="string" calcext:value-type="string">
            <text:p>Use other Line Terminator</text:p>
          </table:table-cell>
          <table:table-cell table:formula="of:=COUNTIF([.E173:.AI173];&quot;X&quot; )"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73</text:p>
          </table:table-cell>
          <table:table-cell/>
          <table:table-cell office:value-type="string" calcext:value-type="string">
            <text:p>Select Statement with data Output to CSV</text:p>
          </table:table-cell>
          <table:table-cell table:formula="of:=COUNTIF([.E174:.AI17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4</text:p>
          </table:table-cell>
          <table:table-cell/>
          <table:table-cell office:value-type="string" calcext:value-type="string">
            <text:p>Select Statement with data Output to Insert Stmts</text:p>
          </table:table-cell>
          <table:table-cell table:formula="of:=COUNTIF([.E175:.AI17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5</text:p>
          </table:table-cell>
          <table:table-cell/>
          <table:table-cell office:value-type="string" calcext:value-type="string">
            <text:p>Select Statement with data Output to Text Block</text:p>
          </table:table-cell>
          <table:table-cell table:formula="of:=COUNTIF([.E176:.AI17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6</text:p>
          </table:table-cell>
          <table:table-cell/>
          <table:table-cell office:value-type="string" calcext:value-type="string">
            <text:p>Run Script from File</text:p>
          </table:table-cell>
          <table:table-cell table:formula="of:=COUNTIF([.E177:.AI177];&quot;X&quot; )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177</text:p>
          </table:table-cell>
          <table:table-cell/>
          <table:table-cell office:value-type="string" calcext:value-type="string">
            <text:p>Unknown SET Statement</text:p>
          </table:table-cell>
          <table:table-cell table:formula="of:=COUNTIF([.E178:.AI17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8</text:p>
          </table:table-cell>
          <table:table-cell/>
          <table:table-cell office:value-type="string" calcext:value-type="string">
            <text:p>Stop On First Error</text:p>
          </table:table-cell>
          <table:table-cell table:formula="of:=COUNTIF([.E179:.AI17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9</text:p>
          </table:table-cell>
          <table:table-cell/>
          <table:table-cell office:value-type="string" calcext:value-type="string">
            <text:p>Continue after error</text:p>
          </table:table-cell>
          <table:table-cell table:formula="of:=COUNTIF([.E180:.AI18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80</text:p>
          </table:table-cell>
          <table:table-cell office:value-type="string" calcext:value-type="string">
            <text:p>IBXServices</text:p>
          </table:table-cell>
          <table:table-cell office:value-type="string" calcext:value-type="string">
            <text:p>Connect to Server</text:p>
          </table:table-cell>
          <table:table-cell table:formula="of:=COUNTIF([.E181:.AI181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1</text:p>
          </table:table-cell>
          <table:table-cell/>
          <table:table-cell office:value-type="string" calcext:value-type="string">
            <text:p>Connect to Database's Server</text:p>
          </table:table-cell>
          <table:table-cell table:formula="of:=COUNTIF([.E182:.AI182];&quot;X&quot; )" office:value-type="float" office:value="1" calcext:value-type="float">
            <text:p>1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182</text:p>
          </table:table-cell>
          <table:table-cell/>
          <table:table-cell office:value-type="string" calcext:value-type="string">
            <text:p>Disconnect from Server</text:p>
          </table:table-cell>
          <table:table-cell table:formula="of:=COUNTIF([.E183:.AI183];&quot;X&quot; )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183</text:p>
          </table:table-cell>
          <table:table-cell/>
          <table:table-cell office:value-type="string" calcext:value-type="string">
            <text:p>Use non-standard library path</text:p>
          </table:table-cell>
          <table:table-cell table:formula="of:=COUNTIF([.E184:.AI184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4</text:p>
          </table:table-cell>
          <table:table-cell/>
          <table:table-cell office:value-type="string" calcext:value-type="string">
            <text:p>Backup Database (Client side)</text:p>
          </table:table-cell>
          <table:table-cell table:formula="of:=COUNTIF([.E185:.AI185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5</text:p>
          </table:table-cell>
          <table:table-cell/>
          <table:table-cell office:value-type="string" calcext:value-type="string">
            <text:p>Restore Database (Client side)</text:p>
          </table:table-cell>
          <table:table-cell table:formula="of:=COUNTIF([.E186:.AI186];&quot;X&quot; )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186</text:p>
          </table:table-cell>
          <table:table-cell/>
          <table:table-cell office:value-type="string" calcext:value-type="string">
            <text:p>Backup Database (Server side)</text:p>
          </table:table-cell>
          <table:table-cell table:formula="of:=COUNTIF([.E187:.AI18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87</text:p>
          </table:table-cell>
          <table:table-cell/>
          <table:table-cell office:value-type="string" calcext:value-type="string">
            <text:p>Restore Database (Server Side)</text:p>
          </table:table-cell>
          <table:table-cell table:formula="of:=COUNTIF([.E188:.AI18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88</text:p>
          </table:table-cell>
          <table:table-cell/>
          <table:table-cell office:value-type="string" calcext:value-type="string">
            <text:p>Show Server Properties</text:p>
          </table:table-cell>
          <table:table-cell table:formula="of:=COUNTIF([.E189:.AI189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9</text:p>
          </table:table-cell>
          <table:table-cell/>
          <table:table-cell office:value-type="string" calcext:value-type="string">
            <text:p>Show Server Log</text:p>
          </table:table-cell>
          <table:table-cell table:formula="of:=COUNTIF([.E190:.AI190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0</text:p>
          </table:table-cell>
          <table:table-cell/>
          <table:table-cell office:value-type="string" calcext:value-type="string">
            <text:p>Limbo Transaction resolution</text:p>
          </table:table-cell>
          <table:table-cell table:formula="of:=COUNTIF([.E191:.AI19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91</text:p>
          </table:table-cell>
          <table:table-cell/>
          <table:table-cell office:value-type="string" calcext:value-type="string">
            <text:p>Show Database Online Status</text:p>
          </table:table-cell>
          <table:table-cell table:formula="of:=COUNTIF([.E192:.AI192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2</text:p>
          </table:table-cell>
          <table:table-cell/>
          <table:table-cell office:value-type="string" calcext:value-type="string">
            <text:p>Shutdown database</text:p>
          </table:table-cell>
          <table:table-cell table:formula="of:=COUNTIF([.E193:.AI193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3</text:p>
          </table:table-cell>
          <table:table-cell/>
          <table:table-cell office:value-type="string" calcext:value-type="string">
            <text:p>Start Database</text:p>
          </table:table-cell>
          <table:table-cell table:formula="of:=COUNTIF([.E194:.AI194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4</text:p>
          </table:table-cell>
          <table:table-cell/>
          <table:table-cell office:value-type="string" calcext:value-type="string">
            <text:p>Database Sweep</text:p>
          </table:table-cell>
          <table:table-cell table:formula="of:=COUNTIF([.E195:.AI195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5</text:p>
          </table:table-cell>
          <table:table-cell/>
          <table:table-cell office:value-type="string" calcext:value-type="string">
            <text:p>Add user</text:p>
          </table:table-cell>
          <table:table-cell table:formula="of:=COUNTIF([.E196:.AI19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96</text:p>
          </table:table-cell>
          <table:table-cell/>
          <table:table-cell office:value-type="string" calcext:value-type="string">
            <text:p>Modify user</text:p>
          </table:table-cell>
          <table:table-cell table:formula="of:=COUNTIF([.E197:.AI19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97</text:p>
          </table:table-cell>
          <table:table-cell/>
          <table:table-cell office:value-type="string" calcext:value-type="string">
            <text:p>Delete User</text:p>
          </table:table-cell>
          <table:table-cell table:formula="of:=COUNTIF([.E198:.AI19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98</text:p>
          </table:table-cell>
          <table:table-cell/>
          <table:table-cell office:value-type="string" calcext:value-type="string">
            <text:p>Validate Database</text:p>
          </table:table-cell>
          <table:table-cell table:formula="of:=COUNTIF([.E199:.AI199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9</text:p>
          </table:table-cell>
          <table:table-cell/>
          <table:table-cell office:value-type="string" calcext:value-type="string">
            <text:p>Online Validation</text:p>
          </table:table-cell>
          <table:table-cell table:formula="of:=COUNTIF([.E200:.AI20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0</text:p>
          </table:table-cell>
          <table:table-cell/>
          <table:table-cell office:value-type="string" calcext:value-type="string">
            <text:p>Show Database Stats</text:p>
          </table:table-cell>
          <table:table-cell table:formula="of:=COUNTIF([.E201:.AI201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1</text:p>
          </table:table-cell>
          <table:table-cell/>
          <table:table-cell office:value-type="string" calcext:value-type="string">
            <text:p>Activate Shadown</text:p>
          </table:table-cell>
          <table:table-cell table:formula="of:=COUNTIF([.E202:.AI20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2</text:p>
          </table:table-cell>
          <table:table-cell/>
          <table:table-cell office:value-type="string" calcext:value-type="string">
            <text:p>Set Async Mode</text:p>
          </table:table-cell>
          <table:table-cell table:formula="of:=COUNTIF([.E203:.AI20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3</text:p>
          </table:table-cell>
          <table:table-cell/>
          <table:table-cell office:value-type="string" calcext:value-type="string">
            <text:p>Set ReadOnly Mode</text:p>
          </table:table-cell>
          <table:table-cell table:formula="of:=COUNTIF([.E204:.AI20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4</text:p>
          </table:table-cell>
          <table:table-cell/>
          <table:table-cell office:value-type="string" calcext:value-type="string">
            <text:p>Set No Linger</text:p>
          </table:table-cell>
          <table:table-cell table:formula="of:=COUNTIF([.E205:.AI20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5</text:p>
          </table:table-cell>
          <table:table-cell/>
          <table:table-cell office:value-type="string" calcext:value-type="string">
            <text:p>Set SQL Dialect</text:p>
          </table:table-cell>
          <table:table-cell table:formula="of:=COUNTIF([.E206:.AI20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6</text:p>
          </table:table-cell>
          <table:table-cell/>
          <table:table-cell office:value-type="string" calcext:value-type="string">
            <text:p>Set Sweep Interval</text:p>
          </table:table-cell>
          <table:table-cell table:formula="of:=COUNTIF([.E207:.AI20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7</text:p>
          </table:table-cell>
          <table:table-cell/>
          <table:table-cell office:value-type="string" calcext:value-type="string">
            <text:p>Set Page Buffers</text:p>
          </table:table-cell>
          <table:table-cell table:formula="of:=COUNTIF([.E208:.AI20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8</text:p>
          </table:table-cell>
          <table:table-cell/>
          <table:table-cell office:value-type="string" calcext:value-type="string">
            <text:p>Services User List</text:p>
          </table:table-cell>
          <table:table-cell table:formula="of:=COUNTIF([.E209:.AI209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9</text:p>
          </table:table-cell>
          <table:table-cell/>
          <table:table-cell office:value-type="string" calcext:value-type="string">
            <text:p>Limbo Transactions List</text:p>
          </table:table-cell>
          <table:table-cell table:formula="of:=COUNTIF([.E210:.AI21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10</text:p>
          </table:table-cell>
          <table:table-cell office:value-type="string" calcext:value-type="string">
            <text:p>IBSQLMonitor</text:p>
          </table:table-cell>
          <table:table-cell office:value-type="string" calcext:value-type="string">
            <text:p>Monitor DBConnect</text:p>
          </table:table-cell>
          <table:table-cell table:formula="of:=COUNTIF([.E211:.AI211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1</text:p>
          </table:table-cell>
          <table:table-cell/>
          <table:table-cell office:value-type="string" calcext:value-type="string">
            <text:p>Monitor DB Disconnnect</text:p>
          </table:table-cell>
          <table:table-cell table:formula="of:=COUNTIF([.E212:.AI212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2</text:p>
          </table:table-cell>
          <table:table-cell/>
          <table:table-cell office:value-type="string" calcext:value-type="string">
            <text:p>Monitor Transaction</text:p>
          </table:table-cell>
          <table:table-cell table:formula="of:=COUNTIF([.E213:.AI213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3</text:p>
          </table:table-cell>
          <table:table-cell/>
          <table:table-cell office:value-type="string" calcext:value-type="string">
            <text:p>Monitor Prepare/Execute/Fetch</text:p>
          </table:table-cell>
          <table:table-cell table:formula="of:=COUNTIF([.E214:.AI214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4</text:p>
          </table:table-cell>
          <table:table-cell/>
          <table:table-cell office:value-type="string" calcext:value-type="string">
            <text:p>Monitor Service Attached</text:p>
          </table:table-cell>
          <table:table-cell table:formula="of:=COUNTIF([.E215:.AI215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5</text:p>
          </table:table-cell>
          <table:table-cell/>
          <table:table-cell office:value-type="string" calcext:value-type="string">
            <text:p>Monitor Service/Detach</text:p>
          </table:table-cell>
          <table:table-cell table:formula="of:=COUNTIF([.E216:.AI216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6</text:p>
          </table:table-cell>
          <table:table-cell/>
          <table:table-cell office:value-type="string" calcext:value-type="string">
            <text:p>Monitor Service Query</text:p>
          </table:table-cell>
          <table:table-cell table:formula="of:=COUNTIF([.E217:.AI217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7</text:p>
          </table:table-cell>
          <table:table-cell/>
          <table:table-cell office:value-type="string" calcext:value-type="string">
            <text:p>Monitor Service start</text:p>
          </table:table-cell>
          <table:table-cell table:formula="of:=COUNTIF([.E218:.AI218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8</text:p>
          </table:table-cell>
          <table:table-cell/>
          <table:table-cell office:value-type="string" calcext:value-type="string">
            <text:p>Use of Trace Flags</text:p>
          </table:table-cell>
          <table:table-cell table:formula="of:=COUNTIF([.E219:.AI219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9</text:p>
          </table:table-cell>
          <table:table-cell/>
          <table:table-cell office:value-type="string" calcext:value-type="string">
            <text:p>Monitor Separate Process</text:p>
          </table:table-cell>
          <table:table-cell table:formula="of:=COUNTIF([.E220:.AI220];&quot;X&quot; )"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20</text:p>
          </table:table-cell>
          <table:table-cell office:value-type="string" calcext:value-type="string">
            <text:p>IBSQLParser</text:p>
          </table:table-cell>
          <table:table-cell office:value-type="string" calcext:value-type="string">
            <text:p>Select Statement Parsing</text:p>
          </table:table-cell>
          <table:table-cell table:formula="of:=COUNTIF([.E221:.AI221];&quot;X&quot; )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221</text:p>
          </table:table-cell>
          <table:table-cell/>
          <table:table-cell office:value-type="string" calcext:value-type="string">
            <text:p>Select with Union</text:p>
          </table:table-cell>
          <table:table-cell table:formula="of:=COUNTIF([.E222:.AI222];&quot;X&quot; )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222</text:p>
          </table:table-cell>
          <table:table-cell/>
          <table:table-cell office:value-type="string" calcext:value-type="string">
            <text:p>Update Where Clause</text:p>
          </table:table-cell>
          <table:table-cell table:formula="of:=COUNTIF([.E223:.AI22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3</text:p>
          </table:table-cell>
          <table:table-cell/>
          <table:table-cell office:value-type="string" calcext:value-type="string">
            <text:p>Update Order By Clause</text:p>
          </table:table-cell>
          <table:table-cell table:formula="of:=COUNTIF([.E224:.AI22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4</text:p>
          </table:table-cell>
          <table:table-cell office:value-type="string" calcext:value-type="string">
            <text:p>IBCMLocalDBSupport</text:p>
          </table:table-cell>
          <table:table-cell office:value-type="string" calcext:value-type="string">
            <text:p>Open an Existing Personal Database</text:p>
          </table:table-cell>
          <table:table-cell table:formula="of:=COUNTIF([.E225:.AI22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5</text:p>
          </table:table-cell>
          <table:table-cell/>
          <table:table-cell office:value-type="string" calcext:value-type="string">
            <text:p>Create an new Personal Database</text:p>
          </table:table-cell>
          <table:table-cell table:formula="of:=COUNTIF([.E226:.AI226];&quot;X&quot; )" office:value-type="float" office:value="1" calcext:value-type="float">
            <text:p>1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226</text:p>
          </table:table-cell>
          <table:table-cell/>
          <table:table-cell office:value-type="string" calcext:value-type="string">
            <text:p>Create a database schema from a script</text:p>
          </table:table-cell>
          <table:table-cell table:formula="of:=COUNTIF([.E227:.AI22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7</text:p>
          </table:table-cell>
          <table:table-cell/>
          <table:table-cell office:value-type="string" calcext:value-type="string">
            <text:p>Create a Database Schema from a backup</text:p>
          </table:table-cell>
          <table:table-cell table:formula="of:=COUNTIF([.E228:.AI228];&quot;X&quot; )" office:value-type="float" office:value="1" calcext:value-type="float">
            <text:p>1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228</text:p>
          </table:table-cell>
          <table:table-cell/>
          <table:table-cell office:value-type="string" calcext:value-type="string">
            <text:p>Upgrade a Personal Database</text:p>
          </table:table-cell>
          <table:table-cell table:formula="of:=COUNTIF([.E229:.AI229];&quot;X&quot; )" office:value-type="float" office:value="1" calcext:value-type="float">
            <text:p>1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229</text:p>
          </table:table-cell>
          <table:table-cell/>
          <table:table-cell office:value-type="string" calcext:value-type="string">
            <text:p>Backup a Personal Database</text:p>
          </table:table-cell>
          <table:table-cell table:formula="of:=COUNTIF([.E230:.AI23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30</text:p>
          </table:table-cell>
          <table:table-cell/>
          <table:table-cell office:value-type="string" calcext:value-type="string">
            <text:p>Restore a personal Database</text:p>
          </table:table-cell>
          <table:table-cell table:formula="of:=COUNTIF([.E231:.AI23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31</text:p>
          </table:table-cell>
          <table:table-cell/>
          <table:table-cell office:value-type="string" calcext:value-type="string">
            <text:p>Downgrade a Personal DB to a backup</text:p>
          </table:table-cell>
          <table:table-cell table:formula="of:=COUNTIF([.E232:.AI23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10483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1">00/00/0000</text:date>, <text:time style:data-style-name="N2" text:time-value="10:47:33.6313661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2T13:29:36.950736686</meta:creation-date>
    <meta:generator>LibreOffice/6.0.7.3$Linux_X86_64 LibreOffice_project/00m0$Build-3</meta:generator>
    <dc:date>2020-08-21T10:53:35.039581647</dc:date>
    <meta:editing-duration>PT17H6M58S</meta:editing-duration>
    <meta:editing-cycles>46</meta:editing-cycles>
    <meta:document-statistic meta:table-count="2" meta:cell-count="1153" meta:object-count="0"/>
  </office:meta>
</office:document-meta>
</file>